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1bacf2" style:font-weight-asian="bold" style:font-weight-complex="bold"/>
    </style:style>
    <style:style style:name="P6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845e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style:font-name-asian="Times New Roman1" style:font-name-complex="Times New Roman1"/>
    </style:style>
    <style:style style:name="T5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style:font-name-asian="SimSun" style:font-name-complex="Mangal"/>
    </style:style>
    <style:style style:name="T7" style:family="text">
      <style:text-properties style:font-name="Times New Roman" fo:font-weight="bold" style:font-name-asian="SimSun" style:font-weight-asian="bold" style:font-name-complex="Mang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rème du story-board</text:p>
      <text:p text:style-name="Standard"/>
      <text:p text:style-name="P1"><text:span text:style-name="T4">●</text:span><text:span text:style-name="T6"> </text:span>soin<text:tab/><text:tab/><text:tab/><text:tab/><text:tab/><text:tab/><text:tab/><text:tab/><text:span text:style-name="T1">o o o o</text:span></text:p>
      <text:p text:style-name="Standard"><text:tab/>(feuille pliée, ratures, traits tracés à la règle)</text:p>
      <text:p text:style-name="Standard"/>
      <text:p text:style-name="P1"><text:span text:style-name="T4">●</text:span><text:span text:style-name="T6"> </text:span>respect des consignes<text:tab/><text:tab/><text:tab/><text:tab/><text:tab/><text:span text:style-name="T1">o o o o</text:span></text:p>
      <text:p text:style-name="Standard"><text:tab/>nombre de planches (entre 1 et 2 planches)</text:p>
      <text:p text:style-name="Standard"><text:tab/>présence d'un cartouche pour le résumé</text:p>
      <text:p text:style-name="Standard"><text:tab/>présence d'un titre</text:p>
      <text:p text:style-name="Standard"><text:tab/>dialogue (phylactères)</text:p>
      <text:p text:style-name="Standard"><text:tab/>suite d'une histoire qui a déjà commencé</text:p>
      <text:p text:style-name="Standard"/>
      <text:p text:style-name="Standard"><text:span text:style-name="T5">●</text:span><text:span text:style-name="T7"> histoire claire, </text:span><text:span text:style-name="T3">raccord entre chaque case</text:span><text:tab/><text:tab/>o o o o</text:p>
      <text:p text:style-name="Standard"/>
      <text:p text:style-name="P1"><text:span text:style-name="T4">●</text:span><text:span text:style-name="T6"> </text:span>intérêt artistique et littéraire<text:tab/><text:tab/><text:tab/><text:tab/><text:span text:style-name="T1">o o o o</text:span> </text:p>
      <text:p text:style-name="P1"><text:tab/><text:span text:style-name="T1">effort d'originalité dans la présentation<text:tab/><text:tab/></text:span></text:p>
      <text:p text:style-name="P3"><text:tab/>intérêt de l'histoire, des dialogues</text:p>
      <text:p text:style-name="P3"/>
      <text:p text:style-name="P5"><text:span text:style-name="T4">●</text:span><text:span text:style-name="T6"> </text:span>orthographe, grammaire, syntaxe<text:tab/><text:tab/><text:tab/><text:span text:style-name="T1">o o o o</text:span></text:p>
      <text:p text:style-name="P3"/>
      <text:p text:style-name="P3"/>
      <text:p text:style-name="P3"/>
      <text:p text:style-name="P2">Barème du story-board</text:p>
      <text:p text:style-name="Standard"/>
      <text:p text:style-name="P1"><text:span text:style-name="T4">●</text:span><text:span text:style-name="T6"> </text:span>soin<text:tab/><text:tab/><text:tab/><text:tab/><text:tab/><text:tab/><text:tab/><text:tab/><text:span text:style-name="T1">o o o o</text:span></text:p>
      <text:p text:style-name="Standard"><text:tab/>(feuille pliée, ratures, traits tracés à la règle)</text:p>
      <text:p text:style-name="Standard"/>
      <text:p text:style-name="P1"><text:span text:style-name="T4">●</text:span><text:span text:style-name="T6"> </text:span>respect des consignes<text:tab/><text:tab/><text:tab/><text:tab/><text:tab/><text:span text:style-name="T1">o o o o</text:span></text:p>
      <text:p text:style-name="Standard"><text:tab/>nombre de planches (entre 1 et 2 planches)</text:p>
      <text:p text:style-name="Standard"><text:tab/>présence d'un cartouche pour le résumé</text:p>
      <text:p text:style-name="Standard"><text:tab/>présence d'un titre</text:p>
      <text:p text:style-name="Standard"><text:tab/>dialogue (phylactères)</text:p>
      <text:p text:style-name="Standard"><text:tab/>suite d'une histoire qui a déjà commencé</text:p>
      <text:p text:style-name="Standard"/>
      <text:p text:style-name="Standard"><text:span text:style-name="T5">●</text:span><text:span text:style-name="T7"> histoire claire, </text:span><text:span text:style-name="T3">raccord entre chaque case</text:span><text:tab/><text:tab/>o o o o</text:p>
      <text:p text:style-name="Standard"/>
      <text:p text:style-name="P1"><text:span text:style-name="T4">●</text:span><text:span text:style-name="T6"> </text:span>intérêt artistique et littéraire<text:tab/><text:tab/><text:tab/><text:tab/><text:span text:style-name="T1">o o o o</text:span> </text:p>
      <text:p text:style-name="P1"><text:tab/><text:span text:style-name="T1">effort d'originalité dans la présentation<text:tab/><text:tab/></text:span></text:p>
      <text:p text:style-name="P3"><text:tab/>intérêt de l'histoire, des dialogues</text:p>
      <text:p text:style-name="P3"/>
      <text:p text:style-name="P1"><text:span text:style-name="T4">●</text:span><text:span text:style-name="T6"> </text:span>orthographe, grammaire, syntaxe<text:tab/><text:tab/><text:tab/><text:span text:style-name="T1">o o o o</text:span>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9:32:52.76</meta:creation-date>
    <dc:date>2018-12-29T16:30:46.830587497</dc:date>
    <meta:editing-duration>PT2H28M27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78" meta:character-count="1034" meta:non-whitespace-character-count="828"/>
  </office:meta>
</office:document-meta>
</file>